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Manager.TaskManager( String publicationPath ,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skManager.getTask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Manage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skManager.getTask( String task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skManager.Task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